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27.76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9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9" style:family="table-cell" style:parent-style-name="Default" style:data-style-name="N37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4"/>
    <style:style style:name="ce8" style:family="table-cell" style:parent-style-name="Default" style:data-style-name="N0"/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 Economy" table:style-name="ta1">
        <table:table-column table:style-name="co1" table:default-cell-style-name="ce3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Юнит-экономика по месяцам</text:p>
          </table:table-cell>
          <table:covered-table-cell table:number-columns-repeated="10" table:style-name="ce14"/>
          <table:table-cell table:number-columns-repeated="3"/>
        </table:table-row>
        <table:table-row table:style-name="ro1">
          <table:table-cell table:style-name="ce10" office:value-type="string" calcext:value-type="string">
            <text:p>Показатель</text:p>
          </table:table-cell>
          <table:table-cell table:style-name="ce15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14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1"/>
          <table:table-cell table:style-name="ce11" office:value-type="string" calcext:value-type="string">
            <text:p>Январь</text:p>
          </table:table-cell>
          <table:table-cell table:style-name="ce14" office:value-type="string" calcext:value-type="string">
            <text:p>Февраль</text:p>
          </table:table-cell>
          <table:table-cell table:style-name="ce14" office:value-type="string" calcext:value-type="string">
            <text:p>Март</text:p>
          </table:table-cell>
          <table:table-cell table:style-name="ce1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Пользователи</text:p>
          </table:table-cell>
          <table:table-cell office:value-type="float" office:value="12300" calcext:value-type="float">
            <office:annotation draw:style-name="gr1" draw:text-style-name="P2" svg:width="28.99mm" svg:height="57.31mm" svg:x="73.41mm" svg:y="1.56mm" draw:caption-point-x="-6.1mm" draw:caption-point-y="15.1mm">
              <dc:creator>Г</dc:creator>
              <dc:date>2019-09-08T00:00:00</dc:date>
              <text:p text:style-name="P1"><text:span text:style-name="T1">select count(*) </text:span><text:span text:style-name="T1">from prj1.log </text:span><text:span text:style-name="T1">where month=3 </text:span><text:span text:style-name="T1">and sum is null;</text:span><text:span text:style-name="T1"><text:line-break/></text:span><text:span text:style-name="T1"><text:line-break/></text:span><text:span text:style-name="T1">Почему так? </text:span><text:span text:style-name="T1">Потому что </text:span><text:span text:style-name="T1">иначе </text:span><text:span text:style-name="T1">пользователь </text:span><text:span text:style-name="T1">считается </text:span><text:span text:style-name="T1">дважды, при </text:span><text:span text:style-name="T1">открытии </text:span><text:span text:style-name="T1">страницы и при </text:span><text:span text:style-name="T1">покупке.</text:span></text:p>
            </office:annotation>
            <text:p>12300</text:p>
          </table:table-cell>
          <table:table-cell table:style-name="ce3" office:value-type="float" office:value="15539" calcext:value-type="float">
            <text:p>15539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string" calcext:value-type="string">
            <text:p>select count(*) from prj1.log where month=1 and sum is null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float" office:value="2353" calcext:value-type="float">
            <text:p>2353</text:p>
          </table:table-cell>
          <table:table-cell office:value-type="float" office:value="3093" calcext:value-type="float">
            <text:p>3093</text:p>
          </table:table-cell>
          <table:table-cell table:style-name="ce3" office:value-type="float" office:value="432" calcext:value-type="float">
            <text:p>432</text:p>
          </table:table-cell>
          <table:table-cell table:style-name="ce3"/>
          <table:table-cell office:value-type="string" calcext:value-type="string">
            <text:p>select count(*) from prj1.log where month=2 and sum is not null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купатели</text:p>
          </table:table-cell>
          <table:table-cell office:value-type="float" office:value="1252" calcext:value-type="float">
            <text:p>1252</text:p>
          </table:table-cell>
          <table:table-cell office:value-type="float" office:value="1426" calcext:value-type="float">
            <text:p>1426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3" office:value-type="string" calcext:value-type="string">
            <text:p>select count(distinct uid) from prj1.log where month=2 and sum is not null;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Среднее кол-во заказов на покупателя</text:p>
          </table:table-cell>
          <table:table-cell office:value-type="float" office:value="1.879" calcext:value-type="float">
            <text:p>1,879</text:p>
          </table:table-cell>
          <table:table-cell office:value-type="float" office:value="2.169" calcext:value-type="float">
            <text:p>2,169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string" calcext:value-type="string">
            <text:p>select count(*)*1.0/count(distinct uid) as orders_per_buyer from prj1.log where month=1 and sum is not null;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Коэффициент конверсии</text:p>
          </table:table-cell>
          <table:table-cell table:style-name="ce6" table:formula="of:=[.B5]/[.B4]" office:value-type="percentage" office:value="0.19130081300813" calcext:value-type="percentage">
            <text:p>19,13%</text:p>
          </table:table-cell>
          <table:table-cell table:style-name="ce6" table:formula="of:=[.C5]/[.C4]" office:value-type="percentage" office:value="0.199047557757899" calcext:value-type="percentage">
            <text:p>19,90%</text:p>
          </table:table-cell>
          <table:table-cell table:style-name="ce6" table:formula="of:=[.D5]/[.D4]" office:value-type="percentage" office:value="0.209912536443149" calcext:value-type="percentage">
            <text:p>20,99%</text:p>
          </table:table-cell>
          <table:table-cell table:style-name="ce6"/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Выручка</text:p>
          </table:table-cell>
          <table:table-cell office:value-type="float" office:value="2030789" calcext:value-type="float">
            <text:p>2030789</text:p>
          </table:table-cell>
          <table:table-cell office:value-type="float" office:value="2710774" calcext:value-type="float">
            <text:p>2710774</text:p>
          </table:table-cell>
          <table:table-cell office:value-type="float" office:value="385371" calcext:value-type="float">
            <text:p>385371</text:p>
          </table:table-cell>
          <table:table-cell/>
          <table:table-cell office:value-type="string" calcext:value-type="string">
            <text:p>select sum(sum) as monthly_revenue from prj1.log where month=2 and sum is not null;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Средний чек</text:p>
          </table:table-cell>
          <table:table-cell table:style-name="ce7" table:formula="of:=[.B9]/[.B5]" office:value-type="float" office:value="863.06374840629" calcext:value-type="float">
            <text:p>863,06</text:p>
          </table:table-cell>
          <table:table-cell table:style-name="ce7" table:formula="of:=[.C9]/[.C5]" office:value-type="float" office:value="876.422243776269" calcext:value-type="float">
            <text:p>876,42</text:p>
          </table:table-cell>
          <table:table-cell table:style-name="ce7" table:formula="of:=[.D9]/[.D5]" office:value-type="float" office:value="892.0625" calcext:value-type="float">
            <text:p>892,06</text:p>
          </table:table-cell>
          <table:table-cell table:style-name="ce7"/>
          <table:table-cell table:number-columns-repeated="4"/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Средняя выручка с платящего пользователя</text:p>
          </table:table-cell>
          <table:table-cell table:formula="of:=[.B7]*[.B10]" office:value-type="float" office:value="1621.69678325542" calcext:value-type="float">
            <text:p>1621,69678325542</text:p>
          </table:table-cell>
          <table:table-cell table:formula="of:=[.C7]*[.C10]" office:value-type="float" office:value="1900.95984675073" calcext:value-type="float">
            <text:p>1900,95984675073</text:p>
          </table:table-cell>
          <table:table-cell table:formula="of:=[.D7]*[.D10]" office:value-type="float" office:value="1174.8463125" calcext:value-type="float">
            <text:p>1174,8463125</text:p>
          </table:table-cell>
          <table:table-cell/>
          <table:table-cell office:value-type="string" calcext:value-type="string">
            <text:p>Маржа 100%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Валовая выручка</text:p>
          </table:table-cell>
          <table:table-cell table:formula="of:=[.B6]*[.B11]" office:value-type="float" office:value="2030364.37263578" calcext:value-type="float">
            <text:p>2030364,37263578</text:p>
          </table:table-cell>
          <table:table-cell table:formula="of:=[.C6]*[.C11]" office:value-type="float" office:value="2710768.74146654" calcext:value-type="float">
            <text:p>2710768,74146654</text:p>
          </table:table-cell>
          <table:table-cell table:formula="of:=[.D6]*[.D11]" office:value-type="float" office:value="385349.5905" calcext:value-type="float">
            <text:p>385349,5905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Стоимость привлечения</text:p>
          </table:table-cell>
          <table:table-cell office:value-type="float" office:value="698848" calcext:value-type="float">
            <text:p>698848</text:p>
          </table:table-cell>
          <table:table-cell office:value-type="float" office:value="555524" calcext:value-type="float">
            <text:p>555524</text:p>
          </table:table-cell>
          <table:table-cell office:value-type="float" office:value="17624" calcext:value-type="float">
            <text:p>17624</text:p>
          </table:table-cell>
          <table:table-cell/>
          <table:table-cell office:value-type="string" calcext:value-type="string">
            <text:p>select sum(cost) from prj1.user where start_mon=1;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Прибыль</text:p>
          </table:table-cell>
          <table:table-cell table:formula="of:=[.B12]-[.B13]" office:value-type="float" office:value="1331516.37263578" calcext:value-type="float">
            <text:p>1331516,37263578</text:p>
          </table:table-cell>
          <table:table-cell table:formula="of:=[.C12]-[.C13]" office:value-type="float" office:value="2155244.74146654" calcext:value-type="float">
            <text:p>2155244,74146654</text:p>
          </table:table-cell>
          <table:table-cell table:formula="of:=[.D12]-[.D13]" office:value-type="float" office:value="367725.5905" calcext:value-type="float">
            <text:p>367725,5905</text:p>
          </table:table-cell>
          <table:table-cell table:number-columns-repeated="9"/>
          <table:table-cell table:style-name="ce3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11" table:number-rows-spanned="1">
            <text:p>Юнит-экономика по неделям</text:p>
          </table:table-cell>
          <table:covered-table-cell table:number-columns-repeated="10" table:style-name="ce14"/>
          <table:table-cell table:number-columns-repeated="3"/>
        </table:table-row>
        <table:table-row table:style-name="ro1">
          <table:table-cell table:style-name="ce14" office:value-type="string" calcext:value-type="string">
            <text:p>Показатель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ьзователи</text:p>
          </table:table-cell>
          <table:table-cell office:value-type="float" office:value="1368" calcext:value-type="float">
            <text:p>1368</text:p>
          </table:table-cell>
          <table:table-cell office:value-type="float" office:value="2706" calcext:value-type="float">
            <text:p>2706</text:p>
          </table:table-cell>
          <table:table-cell office:value-type="float" office:value="2933" calcext:value-type="float">
            <text:p>2933</text:p>
          </table:table-cell>
          <table:table-cell office:value-type="float" office:value="2843" calcext:value-type="float">
            <text:p>2843</text:p>
          </table:table-cell>
          <table:table-cell office:value-type="float" office:value="3537" calcext:value-type="float">
            <text:p>3537</text:p>
          </table:table-cell>
          <table:table-cell office:value-type="float" office:value="4169" calcext:value-type="float">
            <text:p>4169</text:p>
          </table:table-cell>
          <table:table-cell office:value-type="float" office:value="3711" calcext:value-type="float">
            <text:p>3711</text:p>
          </table:table-cell>
          <table:table-cell office:value-type="float" office:value="3881" calcext:value-type="float">
            <text:p>3881</text:p>
          </table:table-cell>
          <table:table-cell office:value-type="float" office:value="3718" calcext:value-type="float">
            <text:p>3718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float" office:value="266" calcext:value-type="float">
            <text:p>266</text:p>
          </table:table-cell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office:value-type="float" office:value="582" calcext:value-type="float">
            <text:p>582</text:p>
          </table:table-cell>
          <table:table-cell office:value-type="float" office:value="632" calcext:value-type="float">
            <text:p>632</text:p>
          </table:table-cell>
          <table:table-cell office:value-type="float" office:value="811" calcext:value-type="float">
            <text:p>811</text:p>
          </table:table-cell>
          <table:table-cell office:value-type="float" office:value="779" calcext:value-type="float">
            <text:p>779</text:p>
          </table:table-cell>
          <table:table-cell office:value-type="float" office:value="766" calcext:value-type="float">
            <text:p>766</text:p>
          </table:table-cell>
          <table:table-cell office:value-type="float" office:value="751" calcext:value-type="float">
            <text:p>751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купатели</text:p>
          </table:table-cell>
          <table:table-cell office:value-type="float" office:value="188" calcext:value-type="float">
            <text:p>188</text:p>
          </table:table-cell>
          <table:table-cell office:value-type="float" office:value="370" calcext:value-type="float">
            <text:p>370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460" calcext:value-type="float">
            <text:p>46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реднее кол-во заказов на покупателя</text:p>
          </table:table-cell>
          <table:table-cell table:style-name="ce7" table:formula="of:=[.B20]/[.B21]" office:value-type="float" office:value="1.41489361702128" calcext:value-type="float">
            <text:p>1,41</text:p>
          </table:table-cell>
          <table:table-cell table:style-name="ce7" table:formula="of:=[.C20]/[.C21]" office:value-type="float" office:value="1.40810810810811" calcext:value-type="float">
            <text:p>1,41</text:p>
          </table:table-cell>
          <table:table-cell table:style-name="ce7" table:formula="of:=[.D20]/[.D21]" office:value-type="float" office:value="1.40409207161125" calcext:value-type="float">
            <text:p>1,40</text:p>
          </table:table-cell>
          <table:table-cell table:style-name="ce7" table:formula="of:=[.E20]/[.E21]" office:value-type="float" office:value="1.42298288508557" calcext:value-type="float">
            <text:p>1,42</text:p>
          </table:table-cell>
          <table:table-cell table:style-name="ce7" table:formula="of:=[.F20]/[.F21]" office:value-type="float" office:value="1.37391304347826" calcext:value-type="float">
            <text:p>1,37</text:p>
          </table:table-cell>
          <table:table-cell table:style-name="ce7" table:formula="of:=[.G20]/[.G21]" office:value-type="float" office:value="1.44563279857398" calcext:value-type="float">
            <text:p>1,45</text:p>
          </table:table-cell>
          <table:table-cell table:style-name="ce7" table:formula="of:=[.H20]/[.H21]" office:value-type="float" office:value="1.50968992248062" calcext:value-type="float">
            <text:p>1,51</text:p>
          </table:table-cell>
          <table:table-cell table:style-name="ce7" table:formula="of:=[.I20]/[.I21]" office:value-type="float" office:value="1.48449612403101" calcext:value-type="float">
            <text:p>1,48</text:p>
          </table:table-cell>
          <table:table-cell table:style-name="ce7" table:formula="of:=[.J20]/[.J21]" office:value-type="float" office:value="1.49007936507937" calcext:value-type="float">
            <text:p>1,49</text:p>
          </table:table-cell>
          <table:table-cell table:style-name="ce7" table:formula="of:=[.K20]/[.K21]" office:value-type="float" office:value="1.15104166666667" calcext:value-type="float">
            <text:p>1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эффициент конверсии</text:p>
          </table:table-cell>
          <table:table-cell table:style-name="ce7" table:formula="of:=[.B20]/[.B19]" office:value-type="float" office:value="0.194444444444444" calcext:value-type="float">
            <text:p>0,19</text:p>
          </table:table-cell>
          <table:table-cell table:style-name="ce7" table:formula="of:=[.C20]/[.C19]" office:value-type="float" office:value="0.192535107169254" calcext:value-type="float">
            <text:p>0,19</text:p>
          </table:table-cell>
          <table:table-cell table:style-name="ce7" table:formula="of:=[.D20]/[.D19]" office:value-type="float" office:value="0.187180361404705" calcext:value-type="float">
            <text:p>0,19</text:p>
          </table:table-cell>
          <table:table-cell table:style-name="ce7" table:formula="of:=[.E20]/[.E19]" office:value-type="float" office:value="0.204713330988393" calcext:value-type="float">
            <text:p>0,20</text:p>
          </table:table-cell>
          <table:table-cell table:style-name="ce7" table:formula="of:=[.F20]/[.F19]" office:value-type="float" office:value="0.178682499293186" calcext:value-type="float">
            <text:p>0,18</text:p>
          </table:table-cell>
          <table:table-cell table:style-name="ce7" table:formula="of:=[.G20]/[.G19]" office:value-type="float" office:value="0.194531062604941" calcext:value-type="float">
            <text:p>0,19</text:p>
          </table:table-cell>
          <table:table-cell table:style-name="ce7" table:formula="of:=[.H20]/[.H19]" office:value-type="float" office:value="0.209916464564807" calcext:value-type="float">
            <text:p>0,21</text:p>
          </table:table-cell>
          <table:table-cell table:style-name="ce7" table:formula="of:=[.I20]/[.I19]" office:value-type="float" office:value="0.197371811388817" calcext:value-type="float">
            <text:p>0,20</text:p>
          </table:table-cell>
          <table:table-cell table:style-name="ce7" table:formula="of:=[.J20]/[.J19]" office:value-type="float" office:value="0.201990317374933" calcext:value-type="float">
            <text:p>0,20</text:p>
          </table:table-cell>
          <table:table-cell table:style-name="ce7" table:formula="of:=[.K20]/[.K19]" office:value-type="float" office:value="0.214354995150339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ручка</text:p>
          </table:table-cell>
          <table:table-cell office:value-type="float" office:value="229921" calcext:value-type="float">
            <text:p>229921</text:p>
          </table:table-cell>
          <table:table-cell office:value-type="float" office:value="448045" calcext:value-type="float">
            <text:p>448045</text:p>
          </table:table-cell>
          <table:table-cell office:value-type="float" office:value="486286" calcext:value-type="float">
            <text:p>486286</text:p>
          </table:table-cell>
          <table:table-cell office:value-type="float" office:value="492553" calcext:value-type="float">
            <text:p>492553</text:p>
          </table:table-cell>
          <table:table-cell office:value-type="float" office:value="549571" calcext:value-type="float">
            <text:p>549571</text:p>
          </table:table-cell>
          <table:table-cell office:value-type="float" office:value="706358" calcext:value-type="float">
            <text:p>706358</text:p>
          </table:table-cell>
          <table:table-cell office:value-type="float" office:value="690746" calcext:value-type="float">
            <text:p>690746</text:p>
          </table:table-cell>
          <table:table-cell office:value-type="float" office:value="665119" calcext:value-type="float">
            <text:p>665119</text:p>
          </table:table-cell>
          <table:table-cell table:style-name="ce8" office:value-type="float" office:value="660812" calcext:value-type="float">
            <text:p>660812</text:p>
          </table:table-cell>
          <table:table-cell office:value-type="float" office:value="549571" calcext:value-type="float">
            <text:p>549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ий чек</text:p>
          </table:table-cell>
          <table:table-cell table:style-name="ce7" table:formula="of:=[.B24]/[.B20]" office:value-type="float" office:value="864.364661654135" calcext:value-type="float">
            <text:p>864,36</text:p>
          </table:table-cell>
          <table:table-cell table:style-name="ce7" table:formula="of:=[.C24]/[.C20]" office:value-type="float" office:value="859.971209213052" calcext:value-type="float">
            <text:p>859,97</text:p>
          </table:table-cell>
          <table:table-cell table:style-name="ce7" table:formula="of:=[.D24]/[.D20]" office:value-type="float" office:value="885.766848816029" calcext:value-type="float">
            <text:p>885,77</text:p>
          </table:table-cell>
          <table:table-cell table:style-name="ce7" table:formula="of:=[.E24]/[.E20]" office:value-type="float" office:value="846.310996563574" calcext:value-type="float">
            <text:p>846,31</text:p>
          </table:table-cell>
          <table:table-cell table:style-name="ce7" table:formula="of:=[.F24]/[.F20]" office:value-type="float" office:value="869.574367088608" calcext:value-type="float">
            <text:p>869,57</text:p>
          </table:table-cell>
          <table:table-cell table:style-name="ce7" table:formula="of:=[.G24]/[.G20]" office:value-type="float" office:value="870.971639950678" calcext:value-type="float">
            <text:p>870,97</text:p>
          </table:table-cell>
          <table:table-cell table:style-name="ce7" table:formula="of:=[.H24]/[.H20]" office:value-type="float" office:value="886.708600770218" calcext:value-type="float">
            <text:p>886,71</text:p>
          </table:table-cell>
          <table:table-cell table:style-name="ce7" table:formula="of:=[.I24]/[.I20]" office:value-type="float" office:value="868.301566579635" calcext:value-type="float">
            <text:p>868,30</text:p>
          </table:table-cell>
          <table:table-cell table:style-name="ce7" table:formula="of:=[.J24]/[.J20]" office:value-type="float" office:value="879.909454061252" calcext:value-type="float">
            <text:p>879,91</text:p>
          </table:table-cell>
          <table:table-cell table:style-name="ce7" table:formula="of:=[.K24]/[.K20]" office:value-type="float" office:value="2486.74660633484" calcext:value-type="float">
            <text:p>2 486,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редняя выручка с платящего пользователя</text:p>
          </table:table-cell>
          <table:table-cell table:style-name="ce7" table:formula="of:=[.B25]*[.B22]" office:value-type="float" office:value="1222.98404255319" calcext:value-type="float">
            <text:p>1 222,98</text:p>
          </table:table-cell>
          <table:table-cell table:style-name="ce7" table:formula="of:=[.C25]*[.C22]" office:value-type="float" office:value="1210.93243243243" calcext:value-type="float">
            <text:p>1 210,93</text:p>
          </table:table-cell>
          <table:table-cell table:style-name="ce7" table:formula="of:=[.D25]*[.D22]" office:value-type="float" office:value="1243.69820971867" calcext:value-type="float">
            <text:p>1 243,70</text:p>
          </table:table-cell>
          <table:table-cell table:style-name="ce7" table:formula="of:=[.E25]*[.E22]" office:value-type="float" office:value="1204.28606356968" calcext:value-type="float">
            <text:p>1 204,29</text:p>
          </table:table-cell>
          <table:table-cell table:style-name="ce7" table:formula="of:=[.F25]*[.F22]" office:value-type="float" office:value="1194.71956521739" calcext:value-type="float">
            <text:p>1 194,72</text:p>
          </table:table-cell>
          <table:table-cell table:style-name="ce7" table:formula="of:=[.G25]*[.G22]" office:value-type="float" office:value="1259.10516934046" calcext:value-type="float">
            <text:p>1 259,11</text:p>
          </table:table-cell>
          <table:table-cell table:style-name="ce7" table:formula="of:=[.H25]*[.H22]" office:value-type="float" office:value="1338.65503875969" calcext:value-type="float">
            <text:p>1 338,66</text:p>
          </table:table-cell>
          <table:table-cell table:style-name="ce7" table:formula="of:=[.I25]*[.I22]" office:value-type="float" office:value="1288.99031007752" calcext:value-type="float">
            <text:p>1 288,99</text:p>
          </table:table-cell>
          <table:table-cell table:style-name="ce7" table:formula="of:=[.J25]*[.J22]" office:value-type="float" office:value="1311.13492063492" calcext:value-type="float">
            <text:p>1 311,13</text:p>
          </table:table-cell>
          <table:table-cell table:style-name="ce7" table:formula="of:=[.K25]*[.K22]" office:value-type="float" office:value="2862.34895833333" calcext:value-type="float">
            <text:p>2 862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ловая выручка</text:p>
          </table:table-cell>
          <table:table-cell table:formula="of:=[.B26]*[.B21]" office:value-type="float" office:value="229921" calcext:value-type="float">
            <text:p>229921</text:p>
          </table:table-cell>
          <table:table-cell table:formula="of:=[.C26]*[.C21]" office:value-type="float" office:value="448045" calcext:value-type="float">
            <text:p>448045</text:p>
          </table:table-cell>
          <table:table-cell table:formula="of:=[.D26]*[.D21]" office:value-type="float" office:value="486286" calcext:value-type="float">
            <text:p>486286</text:p>
          </table:table-cell>
          <table:table-cell table:formula="of:=[.E26]*[.E21]" office:value-type="float" office:value="492553" calcext:value-type="float">
            <text:p>492553</text:p>
          </table:table-cell>
          <table:table-cell table:formula="of:=[.F26]*[.F21]" office:value-type="float" office:value="549571" calcext:value-type="float">
            <text:p>549571</text:p>
          </table:table-cell>
          <table:table-cell table:formula="of:=[.G26]*[.G21]" office:value-type="float" office:value="706358" calcext:value-type="float">
            <text:p>706358</text:p>
          </table:table-cell>
          <table:table-cell table:formula="of:=[.H26]*[.H21]" office:value-type="float" office:value="690746" calcext:value-type="float">
            <text:p>690746</text:p>
          </table:table-cell>
          <table:table-cell table:formula="of:=[.I26]*[.I21]" office:value-type="float" office:value="665119" calcext:value-type="float">
            <text:p>665119</text:p>
          </table:table-cell>
          <table:table-cell table:formula="of:=[.J26]*[.J21]" office:value-type="float" office:value="660812" calcext:value-type="float">
            <text:p>660812</text:p>
          </table:table-cell>
          <table:table-cell table:formula="of:=[.K26]*[.K21]" office:value-type="float" office:value="549571" calcext:value-type="float">
            <text:p>549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оимость привлечения</text:p>
          </table:table-cell>
          <table:table-cell office:value-type="float" office:value="134820" calcext:value-type="float">
            <text:p>134820</text:p>
          </table:table-cell>
          <table:table-cell office:value-type="float" office:value="165191" calcext:value-type="float">
            <text:p>165191</text:p>
          </table:table-cell>
          <table:table-cell office:value-type="float" office:value="120432" calcext:value-type="float">
            <text:p>120432</text:p>
          </table:table-cell>
          <table:table-cell office:value-type="float" office:value="121212" calcext:value-type="float">
            <text:p>121212</text:p>
          </table:table-cell>
          <table:table-cell office:value-type="float" office:value="175685" calcext:value-type="float">
            <text:p>175685</text:p>
          </table:table-cell>
          <table:table-cell office:value-type="float" office:value="189669" calcext:value-type="float">
            <text:p>189669</text:p>
          </table:table-cell>
          <table:table-cell office:value-type="float" office:value="106530" calcext:value-type="float">
            <text:p>106530</text:p>
          </table:table-cell>
          <table:table-cell office:value-type="float" office:value="138506" calcext:value-type="float">
            <text:p>138506</text:p>
          </table:table-cell>
          <table:table-cell office:value-type="float" office:value="114109" calcext:value-type="float">
            <text:p>114109</text:p>
          </table:table-cell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быль</text:p>
          </table:table-cell>
          <table:table-cell table:formula="of:=[.B27]-[.B28]" office:value-type="float" office:value="95101" calcext:value-type="float">
            <text:p>95101</text:p>
          </table:table-cell>
          <table:table-cell table:formula="of:=[.C27]-[.C28]" office:value-type="float" office:value="282854" calcext:value-type="float">
            <text:p>282854</text:p>
          </table:table-cell>
          <table:table-cell table:formula="of:=[.D27]-[.D28]" office:value-type="float" office:value="365854" calcext:value-type="float">
            <text:p>365854</text:p>
          </table:table-cell>
          <table:table-cell table:formula="of:=[.E27]-[.E28]" office:value-type="float" office:value="371341" calcext:value-type="float">
            <text:p>371341</text:p>
          </table:table-cell>
          <table:table-cell table:formula="of:=[.F27]-[.F28]" office:value-type="float" office:value="373886" calcext:value-type="float">
            <text:p>373886</text:p>
          </table:table-cell>
          <table:table-cell table:formula="of:=[.G27]-[.G28]" office:value-type="float" office:value="516689" calcext:value-type="float">
            <text:p>516689</text:p>
          </table:table-cell>
          <table:table-cell table:formula="of:=[.H27]-[.H28]" office:value-type="float" office:value="584216" calcext:value-type="float">
            <text:p>584216</text:p>
          </table:table-cell>
          <table:table-cell table:formula="of:=[.I27]-[.I28]" office:value-type="float" office:value="526613" calcext:value-type="float">
            <text:p>526613</text:p>
          </table:table-cell>
          <table:table-cell table:formula="of:=[.J27]-[.J28]" office:value-type="float" office:value="546703" calcext:value-type="float">
            <text:p>546703</text:p>
          </table:table-cell>
          <table:table-cell table:formula="of:=[.K27]-[.K28]" office:value-type="float" office:value="543729" calcext:value-type="float">
            <text:p>543729</text:p>
          </table:table-cell>
          <table:table-cell table:number-columns-repeated="3"/>
        </table:table-row>
      </table:table>
      <table:table table:name="SQL code" table:style-name="ta1">
        <table:table-column table:style-name="co5" table:default-cell-style-name="ce3"/>
        <table:table-column table:style-name="co5" table:default-cell-style-name="Default"/>
        <table:table-row table:style-name="ro3">
          <table:table-cell office:value-type="string" calcext:value-type="string">
            <text:p>Пользователи</text:p>
          </table:table-cell>
          <table:table-cell office:value-type="string" calcext:value-type="string">
            <text:p>select count(*) from prj1.log where month=1 and sum is null;</text:p>
          </table:table-cell>
        </table:table-row>
        <table:table-row table:style-name="ro3">
          <table:table-cell office:value-type="string" calcext:value-type="string">
            <text:p>Заказы</text:p>
          </table:table-cell>
          <table:table-cell office:value-type="string" calcext:value-type="string">
            <text:p>select count(*) from prj1.log where month=2 and sum is not null;</text:p>
          </table:table-cell>
        </table:table-row>
        <table:table-row table:style-name="ro3">
          <table:table-cell office:value-type="string" calcext:value-type="string">
            <text:p>Покупатели</text:p>
          </table:table-cell>
          <table:table-cell office:value-type="string" calcext:value-type="string">
            <text:p>select count(distinct uid) from prj1.log where month=3 and sum is not null;</text:p>
          </table:table-cell>
        </table:table-row>
        <table:table-row table:style-name="ro4">
          <table:table-cell office:value-type="string" calcext:value-type="string">
            <text:p>Среднее кол-во заказов на покупателя</text:p>
          </table:table-cell>
          <table:table-cell/>
        </table:table-row>
        <table:table-row table:style-name="ro5">
          <table:table-cell office:value-type="string" calcext:value-type="string">
            <text:p>Коэффициент конверсии</text:p>
          </table:table-cell>
          <table:table-cell/>
        </table:table-row>
        <table:table-row table:style-name="ro3">
          <table:table-cell office:value-type="string" calcext:value-type="string">
            <text:p>Выручка</text:p>
          </table:table-cell>
          <table:table-cell/>
        </table:table-row>
        <table:table-row table:style-name="ro3">
          <table:table-cell office:value-type="string" calcext:value-type="string">
            <text:p>Средний чек</text:p>
          </table:table-cell>
          <table:table-cell/>
        </table:table-row>
        <table:table-row table:style-name="ro6">
          <table:table-cell office:value-type="string" calcext:value-type="string">
            <text:p>Средняя выручка с платящего пользователя</text:p>
          </table:table-cell>
          <table:table-cell/>
        </table:table-row>
        <table:table-row table:style-name="ro5">
          <table:table-cell office:value-type="string" calcext:value-type="string">
            <text:p>Валовая выручка</text:p>
          </table:table-cell>
          <table:table-cell/>
        </table:table-row>
        <table:table-row table:style-name="ro5">
          <table:table-cell office:value-type="string" calcext:value-type="string">
            <text:p>Стоимость привлечения</text:p>
          </table:table-cell>
          <table:table-cell/>
        </table:table-row>
        <table:table-row table:style-name="ro3">
          <table:table-cell office:value-type="string" calcext:value-type="string">
            <text:p>Прибыль</text:p>
          </table:table-cell>
          <table:table-cell/>
        </table:table-row>
      </table:table>
      <table:table table:name="Когортный анализ по неделям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row table:style-name="ro3" table:number-rows-repeated="12">
          <table:table-cell table:number-columns-repeated="13"/>
        </table:table-row>
        <table:table-row table:style-name="ro3">
          <table:table-cell table:number-columns-repeated="7"/>
          <table:table-cell office:value-type="string" calcext:value-type="string">
            <text:p>Считаем, что после привлечения пользователя он к нам ходит добровольно, без дополнительных затрат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style-name="ce19"/>
          <table:table-cell table:style-name="ce20" office:value-type="string" calcext:value-type="string" table:number-columns-spanned="4" table:number-rows-spanned="1">
            <text:p>Визиты</text:p>
          </table:table-cell>
          <table:covered-table-cell table:number-columns-repeated="3" table:style-name="ce19"/>
          <table:table-cell table:style-name="ce20" office:value-type="string" calcext:value-type="string" table:number-columns-spanned="4" table:number-rows-spanned="1">
            <text:p>Покупки</text:p>
          </table:table-cell>
          <table:covered-table-cell table:number-columns-repeated="3" table:style-name="ce19"/>
          <table:table-cell table:style-name="ce20" office:value-type="string" calcext:value-type="string" table:number-columns-spanned="2" table:number-rows-spanned="1">
            <text:p>Выручка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Прибыль</text:p>
          </table:table-cell>
          <table:covered-table-cell table:style-name="ce19"/>
        </table:table-row>
        <table:table-row table:style-name="ro3">
          <table:table-cell table:style-name="ce19" office:value-type="string" calcext:value-type="string">
            <text:p>Неделя</text:p>
          </table:table-cell>
          <table:table-cell table:style-name="ce20" office:value-type="string" calcext:value-type="string" table:number-columns-spanned="2" table:number-rows-spanned="1">
            <text:p>Новые пользователи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Старые пользователи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Новые пользователи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Старые пользователи</text:p>
          </table:table-cell>
          <table:covered-table-cell table:style-name="ce19"/>
          <table:table-cell table:style-name="ce20" office:value-type="string" calcext:value-type="string" table:number-columns-spanned="1" table:number-rows-spanned="2">
            <text:p>Новые</text:p>
          </table:table-cell>
          <table:table-cell table:style-name="ce20" office:value-type="string" calcext:value-type="string" table:number-columns-spanned="1" table:number-rows-spanned="2">
            <text:p>Старые</text:p>
          </table:table-cell>
          <table:table-cell table:style-name="ce20" office:value-type="string" calcext:value-type="string" table:number-columns-spanned="1" table:number-rows-spanned="2">
            <text:p>Новые </text:p>
          </table:table-cell>
          <table:table-cell table:style-name="ce20" office:value-type="string" calcext:value-type="string" table:number-columns-spanned="1" table:number-rows-spanned="2">
            <text:p>Старые</text:p>
          </table:table-cell>
        </table:table-row>
        <table:table-row table:style-name="ro3">
          <table:table-cell/>
          <table:table-cell office:value-type="string" calcext:value-type="string">
            <text:p>Количество</text:p>
          </table:table-cell>
          <table:table-cell office:value-type="string" calcext:value-type="string">
            <text:p>Расходы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Расходы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Сумма</text:p>
          </table:table-cell>
          <table:covered-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34820" calcext:value-type="float">
            <text:p>134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29921" calcext:value-type="float">
            <text:p>229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]" office:value-type="float" office:value="229921" calcext:value-type="float">
            <text:p>22992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-[.C18]" office:value-type="float" office:value="95101" calcext:value-type="float">
            <text:p>951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00:19:37.974236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Голуб</meta:initial-creator>
    <meta:creation-date>2019-09-08T21:39:10.505917109</meta:creation-date>
    <dc:date>2019-09-10T14:39:00.882049366</dc:date>
    <dc:creator>Дмитрий Голуб</dc:creator>
    <meta:editing-duration>PT5H55M32S</meta:editing-duration>
    <meta:editing-cycles>9</meta:editing-cycles>
    <meta:generator>LibreOffice/6.2.6.2$Linux_X86_64 LibreOffice_project/20$Build-2</meta:generator>
    <meta:document-statistic meta:table-count="3" meta:cell-count="248" meta:object-count="0"/>
  </office:meta>
</office:document-meta>
</file>